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language="pl" fo:country="PL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 style:list-style-name="L1">
      <style:text-properties fo:language="pl" fo:country="PL"/>
    </style:style>
    <style:style style:name="P4" style:family="paragraph" style:parent-style-name="Standard">
      <style:text-properties style:text-position="0% 100%" fo:language="pl" fo:country="PL"/>
    </style:style>
    <style:style style:name="P5" style:family="paragraph" style:parent-style-name="Standard" style:list-style-name="L1">
      <style:text-properties style:text-position="0% 100%" fo:language="pl" fo:country="PL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style:text-position="sub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danie dla studentów. LAB nr 5</text:p>
      <text:p text:style-name="P2"/>
      <text:p text:style-name="P2"/>
      <text:list xml:id="list2794270100978081909" text:style-name="L1">
        <text:list-item>
          <text:p text:style-name="P5">Zbiór danych: własny (2 klasowy), o średniej liczbie wymiarów i skomplikowanej granicy decyzyjnej.</text:p>
          <text:p text:style-name="P5"/>
        </text:list-item>
        <text:list-item>
          <text:p text:style-name="P5">Wykonać transformatę PCA zbioru do 2 wymiarów. Wykonać transformację LDA do 2 wymiarów. Porównać i skomentować.</text:p>
        </text:list-item>
      </text:list>
      <text:p text:style-name="P1"/>
      <text:list xml:id="list43541058" text:continue-numbering="true" text:style-name="L1">
        <text:list-item>
          <text:p text:style-name="P3">Problem 1. <text:s text:c="2"/>Zbiór uczący: <text:s text:c="2"/>5% , 25% , 75% <text:s/>(po 5 instancji dla każdego przypadku). <text:s/>Reszta zbioru to zbiór testowy (załóżmy, że o <text:s/>M elementach).</text:p>
        </text:list-item>
      </text:list>
      <text:p text:style-name="P2"/>
      <text:list xml:id="list43530050" text:continue-numbering="true" text:style-name="L1">
        <text:list-item>
          <text:p text:style-name="P3">Dla zbioru danych wielowymiarowych zastosować klasyfikator SVM dla każdych 5 instancji. Dla każdej policzyć średni błąd klasyfikacji oraz jego odchylenie standardowe dla 3 kerneli.<text:span text:style-name="T1"> Dla jakiego kernela otrzymujemy najmniejszy błąd klasyfikacji oraz najmniejsze odchylenie standardowe (wariancję) dla poszczególnych przypadków uczenia i zbiorów danych? Dlaczego?</text:span></text:p>
          <text:p text:style-name="P5"/>
        </text:list-item>
        <text:list-item>
          <text:p text:style-name="P3"><text:span text:style-name="T1">Zwizualizować przy pomocy PCA wyniki, <text:s/>zakładając że zbiór uczący to 5% oraz 75% (dwa rysunki) dla poszczególnych kerneli. Porównać do PCA w którym znana jest przynależność do klas 100% <text:s/>punktów. Przedyskutować wynik.</text:span></text:p>
          <text:p text:style-name="P5"/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told Dzwinel</meta:initial-creator>
    <meta:creation-date>2017-10-10T23:13:20.74</meta:creation-date>
    <dc:date>2017-11-21T23:34:07.28</dc:date>
    <dc:creator>Witold Dzwinel</dc:creator>
    <meta:editing-duration>PT1H12M38S</meta:editing-duration>
    <meta:editing-cycles>6</meta:editing-cycles>
    <meta:generator>OpenOffice/4.1.4$Win32 OpenOffice.org_project/414m5$Build-9788</meta:generator>
    <meta:document-statistic meta:table-count="0" meta:image-count="0" meta:object-count="0" meta:page-count="1" meta:paragraph-count="6" meta:word-count="141" meta:character-count="974"/>
  </office:meta>
</office:document-meta>
</file>